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text-properties fo:font-style="normal" style:font-style-asian="normal" style:font-style-complex="normal"/>
    </style:style>
    <style:style style:name="P5" style:family="paragraph" style:parent-style-name="Standard">
      <style:paragraph-properties fo:line-height="100%"/>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style-asian="italic" style:font-style-complex="italic"/>
    </style:style>
    <style:style style:name="T5" style:family="text">
      <style:text-properties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2: </text:h>
      <text:p text:style-name="P2">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1">software tools</text:span> (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1">use</text:span> the technologies.</text:p>
      <text:p text:style-name="P3"/>
      <text:p text:style-name="P3"/>
      <text:p text:style-name="P5"><text:span text:style-name="T2"><text:tab/>Some researchers are of the opinion that technology has always had a significant impact on society in general </text:span><text:bookmark-start text:name="ZOTERO_BREF_cvKcTfOZzhXS"/><text:span text:style-name="T2">(Salmond 2010; C. Christensen, Johnson, and Horn 2008)</text:span><text:bookmark-end text:name="ZOTERO_BREF_cvKcTfOZzhXS"/>,<text:span text:style-name="T2"> whether that be the printing press, photography, cinema, radio, television, satellites, videos and now geomedia </text:span><text:bookmark-start text:name="ZOTERO_BREF_lZ8lKN0TCyzB"/><text:span text:style-name="T2">(Thielmann 2010)</text:span><text:bookmark-end text:name="ZOTERO_BREF_lZ8lKN0TCyzB"/><text:span text:style-name="T2">. <text:s/>That is not to say that everyone has equal access to technology, that every technology has significant social impact, or that technology is even a tool that will create specific outcomes like economic equality. It is as a whole however a disruptive force that changes the way society functions and by changing the rules of the game </text:span><text:bookmark-start text:name="ZOTERO_BREF_DGUilBZ8acjv"/><text:span text:style-name="T2">(Bower and C. M. Christensen 1995)</text:span><text:bookmark-end text:name="ZOTERO_BREF_DGUilBZ8acjv"/>.</text:p>
      <text:p text:style-name="P5"><text:tab/><text:span text:style-name="T2">While those involved in participatory GIS may have seemed primarily focused on the software as of 2005-2006 (Elwood 2006) it might not be the whole truth to say that there was limited research on the social implications of technology. Participatory GIS (PGIS) clearly falls under the guise of the new term geoweb </text:span><text:bookmark-start text:name="ZOTERO_BREF_c74KixpJE7ng"/><text:span text:style-name="T2">(Haklay, Singleton, and Parker 2008; Elwood 2010)</text:span><text:bookmark-end text:name="ZOTERO_BREF_c74KixpJE7ng"/><text:span text:style-name="T2"> which Thielmann specifically includes in the definition of geomedia. Its been proposed that geomedia itself may not be a new technique from the perspective of geography, rather a new technology to implement the same principles of cartography and participatory action research (PAR), which had been studied since at least the 1970s (Breitbart 2003). However within the field of geography, the specific focus on geomedia is a only a recent distillation in the form of media geography, a new tool to explore issues that were previously attempted but failed due to lack of adequate tools </text:span><text:bookmark-start text:name="ZOTERO_BREF_5GIBuxz99cAW"/><text:span text:style-name="T2">(Salmond 2010)</text:span><text:bookmark-end text:name="ZOTERO_BREF_5GIBuxz99cAW"/><text:span text:style-name="T2">.</text:span></text:p>
      <text:p text:style-name="P5"><text:span text:style-name="T2"><text:tab/>There might also be an explanation for why so much focus was on the software. 2005 was about that same time when Web 2.0 really started, which has been hailed as a much better realization of the concept of the Internet, a multi-way communication system, that brings a shift in consumers also being producers of information </text:span><text:bookmark-start text:name="ZOTERO_BREF_RiS45aVmo6PE"/><text:span text:style-name="T2">(Budhathoki, Bruce, and Nedovic-Budic 2008)</text:span><text:bookmark-end text:name="ZOTERO_BREF_RiS45aVmo6PE"/><text:span text:style-name="T2">. Up until that point web technologies, especially those related to maps and GIS required a lot of technical expertise and equipment to implement and whose interfaces were considered clunky if not unusable for more than the most dedicated participants </text:span><text:bookmark-start text:name="ZOTERO_BREF_IreYDTYudt27"/><text:span text:style-name="T2">(Haklay, Singleton, and Parker 2008)</text:span><text:bookmark-end text:name="ZOTERO_BREF_IreYDTYudt27"/>.<text:span text:style-name="T2"> The current 'Renaissance' of mapping has really been spurred by transition to highly interactive interfaces that work reasonably well the with the speed of home Internet connections now, no longer dial-up but predominantly something at least 2x the speed. These compelling interfaces have on their own been taking up by millions of people if not for their data value for their play value. That is to say, until recently geospatial tools on the web were insufficient to meet the needs of communities let alone be expected to have significant societal impacts. So it stands to reason that researchers would continue to emphasize the development of tools until a critical point was reached where the tools would support a wider research agenda...</text:span></text:p>
      <text:p text:style-name="P5"><text:soft-page-break/><text:span text:style-name="T2"><text:tab/>Another aspect to consider about PGIS is that the focus is generally on a specific locality with a distinct real world community of participants. It seems unreasonable to expect to see dramatic shifts in societal thinking from relatively small projects, which while important to the local participants may go unnoticed at the scale of states and nations. The local impact however may be substantial, which seems to better serve the intent of PAR/PGIS to begin with.</text:span></text:p>
      <text:p text:style-name="P5"><text:span text:style-name="T2"><text:tab/>Some important tangents where some work has been done, but more could be done, especially bringing together research from more related fields. From the business community we have ideas about how innovations spread and that a certain percentage (up to 1/2) of consumers should be expected to have no interest in technologies until well proven, and that some consumers will simply never be interested </text:span><text:bookmark-start text:name="ZOTERO_BREF_zjEbndQK9AR3"/><text:span text:style-name="T2">(Moore 1999)</text:span><text:bookmark-end text:name="ZOTERO_BREF_zjEbndQK9AR3"/><text:span text:style-name="T2">. Sociologists have mounds of new ideas to work through with the rapid explosion of social networking and social media, which of course plays directly into geomedia as so much of the data also contains geotags and discussion of locality. How to work these ideas together and tie them to ongoing world events may provide the hook geographers are looking for to grasp if geomedia will change the lives of those who are still underrepresented in the technology age. </text:span></text:p>
      <text:p text:style-name="P5"><text:span text:style-name="T2"><text:tab/>Continuing the thought that users may adapt tools to yet unknown and socially significant projects recent years have provided a lot of new information around this topic and look to continue the trend into the near future.</text:span></text:p>
      <text:p text:style-name="Standard"><text:span text:style-name="T2"><text:s/></text:span></text:p>
      <text:p text:style-name="Standard"><text:span text:style-name="T2">Openstreetmap while incomplete, all road maps will always be, has demonstrated the possibilities </text:span><text:bookmark-start text:name="ZOTERO_BREF_OCxGNTV5UEo8"/><text:span text:style-name="T2">(Elwood 2010)</text:span><text:bookmark-end text:name="ZOTERO_BREF_OCxGNTV5UEo8"/></text:p>
      <text:p text:style-name="Standard"><text:span text:style-name="T2">Information technology clearly has a role to play in revolution, protest and social upheavel as seen through numerous movements around the world and particularly noted in the recent Arab Spring as hacktavists (telecomix) helped protesters organize by circumventing repressive Internet policies </text:span><text:bookmark-start text:name="ZOTERO_BREF_rw1rtAOL4DTg"/><text:span text:style-name="T2">(Madiena 2011)</text:span><text:bookmark-end text:name="ZOTERO_BREF_rw1rtAOL4DTg"/><text:span text:style-name="T2">.</text:span></text:p>
      <text:p text:style-name="Standard"><text:span text:style-name="T2"/></text:p>
      <text:p text:style-name="Standard"><text:span text:style-name="T2">Haiti &amp; Japan earthquake responses </text:span><text:bookmark-start text:name="ZOTERO_BREF_fIKf6H6t8dAq"/><text:span text:style-name="T2">(Zook, Graham, Shelton, and Gorman 2010)</text:span><text:bookmark-end text:name="ZOTERO_BREF_fIKf6H6t8dAq"/>.</text:p>
      <text:p text:style-name="Standard"><text:span text:style-name="T2">Daviswiki &amp; Localwiki</text:span></text:p>
      <text:p text:style-name="Standard"><text:span text:style-name="T2">Occupy</text:span></text:p>
      <text:p text:style-name="Standard"><text:span text:style-name="T2"/></text:p>
      <text:p text:style-name="Standard"><text:span text:style-name="T2">Wikileaks and the ensuing controversy around how much whistle-blowing is too much when an organization takes equal opportunity at discrediting all governments or any other form of terrorism? <text:s/></text:span></text:p>
      <text:p text:style-name="Standard"><text:span text:style-name="T2"/></text:p>
      <text:p text:style-name="Standard"><text:span text:style-name="T2">The creators of Daviswiki recently launched their new wiki software Localwiki expressly built around location. While the focus of Daviswiki/Wikispot/Localwiki has always been local knowledge generation and sharing, this new major rewrite of their software has a new focus on ensuring a geographic means of exploring and adding to the knowledge via it's embedded mapping interface which builds upon OpenStreetMap data to provide context and story? <text:s/></text:span></text:p>
      <text:p text:style-name="Standard"><text:span text:style-name="T2"/></text:p>
      <text:p text:style-name="P5"><text:span text:style-name="T2">Computer scientists are working on a way to reduce the energy consumption of smartphone based web browsing in order to make more feasible the dissemination of such devices to sub-saharan Africa where there is not doubt the technology would receive significant uptake (based on the uptake of the previous generation of cell/feature phones) </text:span><text:bookmark-start text:name="ZOTERO_BREF_yZJ2LjFzFORL"/><text:span text:style-name="T2">(Gallagher 2011)</text:span><text:bookmark-end text:name="ZOTERO_BREF_yZJ2LjFzFORL"/><text:span text:style-name="T2">.</text:span></text:p>
      <text:p text:style-name="Standard"><text:span text:style-name="T2"/></text:p>
      <text:p text:style-name="Standard"><text:span text:style-name="T2">The biggest threat to this experiment may actually be the increasing pressure to censor the Internet and in doing so cripple the horizontal and redundant layout that is most encouraging to the spread of technology to the have nots.</text:span></text:p>
      <text:p text:style-name="Standard"><text:span text:style-name="T2"/></text:p>
      <text:p text:style-name="P5"><text:soft-page-break/><text:span text:style-name="T2"><text:tab/>The biggest challenge going forward for the field of PAR/PGIS/media geographers may be the </text:span></text:p>
      <text:p text:style-name="P5">challenges in satisfying their own need to know their work has the intended effect of empowerment through knowledge production. <text:span text:style-name="T2">Its difficult to measure success other than to say that people are using the tools, because user aspirations for what can and should be done with the tools may differ greatly from the original intent of its creators </text:span><text:bookmark-start text:name="ZOTERO_BREF_cOrjQEsdIuB9"/><text:span text:style-name="T2">(Elwood 2006)</text:span><text:bookmark-end text:name="ZOTERO_BREF_cOrjQEsdIuB9"/>. Its also conceivable that attempts at quantifying success would get quagmired in philosophical debates of quantitative appropriateness. </text:p>
      <text:p text:style-name="P5"/>
      <text:p text:style-name="P5">Though there is ample opportunity to map the geographies of Twitter, Facebook and other media applications as some neogeographers already do in Silicon Valley.</text:p>
      <text:p text:style-name="P5"><text:span text:style-name="T2"/></text:p>
      <text:h text:style-name="Heading_20_3" text:outline-level="3">References:</text:h>
      <text:p text:style-name="Bibliography_20_1"><text:bookmark-start text:name="ZOTERO_BREF_RXWcNRWqcWRw"/><text:span text:style-name="T5">Bower, J. L., and C. M. Christensen. 1995. Disruptive technologies: catching the wave. </text:span><text:span text:style-name="T3">Harvard Business Review</text:span><text:span text:style-name="T2"> 73 (1):43.</text:span></text:p>
      <text:p text:style-name="Bibliography_20_1"><text:span text:style-name="T2">Budhathoki, N. R., B. (Chip) Bruce, and Z. Nedovic-Budic. 2008. Reconceptualizing the role of the user of spatial data infrastructure. </text:span><text:span text:style-name="T3">GeoJournal</text:span><text:span text:style-name="T2"> 72:149-160. http://www.springerlink.com/content/4tv7j5564r54u322/ (last accessed 16 October 2011).</text:span></text:p>
      <text:p text:style-name="Bibliography_20_1"><text:span text:style-name="T2">Christensen, C., C. W. Johnson, and M. B. Horn. 2008. </text:span><text:span text:style-name="T3">Disrupting Class: How Disruptive Innovation Will Change the Way the World Learns</text:span><text:span text:style-name="T2"> 1st ed. McGraw-Hill.</text:span></text:p>
      <text:p text:style-name="Bibliography_20_1"><text:span text:style-name="T2">Elwood, S. 2006. Critical issues in participatory GIS: deconstructions, reconstructions, and new research directions. </text:span><text:span text:style-name="T3">Transactions in GIS</text:span><text:span text:style-name="T2"> 10 (5):693.</text:span></text:p>
      <text:p text:style-name="Bibliography_20_1"><text:span text:style-name="T2">———. 2010. Geographic information science: emerging research on the societal implications of the geospatial web. </text:span><text:span text:style-name="T3">Progress in Human Geography</text:span><text:span text:style-name="T2"> 34 (3):349.</text:span></text:p>
      <text:p text:style-name="Bibliography_20_1"><text:span text:style-name="T2">Gallagher, S. 2011. Researchers shrink 3G phones’ power needs with proxies in cloud. </text:span><text:span text:style-name="T3">Ars Technica</text:span><text:span text:style-name="T2">. http://arstechnica.com/business/news/2011/11/researchers-shrink-3g-phones-power-needs-with-proxies-in-cloud.ars (last accessed 8 January 2012).</text:span></text:p>
      <text:p text:style-name="Bibliography_20_1"><text:span text:style-name="T2">Haklay, M., A. Singleton, and C. Parker. 2008. Web mapping 2.0: the Neogeography of the Geoweb. </text:span><text:span text:style-name="T3">Geography Compass</text:span><text:span text:style-name="T2"> 2 (6):2011–2039.</text:span></text:p>
      <text:p text:style-name="Bibliography_20_1"><text:span text:style-name="T2">Madiena, C. 2011. Telecomix: tech support for the Arab spring. </text:span><text:span text:style-name="T3">the Guardian</text:span><text:span text:style-name="T2"> 7 July. http://www.guardian.co.uk/technology/2011/jul/07/telecomix-arab-spring (last accessed 8 January 2012).</text:span></text:p>
      <text:p text:style-name="Bibliography_20_1"><text:span text:style-name="T2">Moore, G. A. 1999. </text:span><text:span text:style-name="T3">Crossing the Chasm: Marketing and Selling High-Tech Products to Mainstream Customers</text:span><text:span text:style-name="T2"> Revised. Harperbusiness.</text:span></text:p>
      <text:p text:style-name="Bibliography_20_1"><text:span text:style-name="T2">Salmond, M. 2010. The Power of Momentary Communities. </text:span><text:span text:style-name="T3">Aether: The Journal of Media Geography, 5a</text:span><text:span text:style-name="T2"> 5:90.</text:span></text:p>
      <text:p text:style-name="Bibliography_20_1"><text:span text:style-name="T2">Thielmann, T. 2010. Locative media and mediated localities. </text:span><text:span text:style-name="T3">Aether: The Journal of Media Geography, 5a</text:span><text:span text:style-name="T2"> 5:1–18.</text:span></text:p>
      <text:p text:style-name="Bibliography_20_1"><text:soft-page-break/><text:span text:style-name="T2">Zook, M., M. Graham, T. Shelton, and S. Gorman. 2010. Volunteered geographic information and crowdsourcing disaster relief: a case study of the Haitian earthquake. </text:span><text:span text:style-name="T3">World Medical &amp; Health Policy</text:span><text:span text:style-name="T2"> 2 (2):7.</text:span><text:bookmark-end text:name="ZOTERO_BREF_RXWcNRWqcWRw"/></text:p>
      <text:p text:style-name="Standard"><text:span text:style-name="T2"/></text:p>
      <text:p text:style-name="Standard"><text:span text:style-name="T2"/></text:p>
      <text:p text:style-name="Standard"><text:span text:style-name="T2">Citizen sc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08T18:11:40</dc:date>
    <dc:creator>Alex Mandel</dc:creator>
    <meta:editing-duration>P1DT1H3M23S</meta:editing-duration>
    <meta:editing-cycles>36</meta:editing-cycles>
    <meta:generator>LibreOffice/3.3$Unix LibreOffice_project/330m19$Build-401</meta:generator>
    <meta:document-statistic meta:table-count="0" meta:image-count="0" meta:object-count="0" meta:page-count="4" meta:paragraph-count="36" meta:word-count="1538" meta:character-count="10102"/>
    <meta:user-defined meta:name="Info 1"/>
    <meta:user-defined meta:name="Info 2"/>
    <meta:user-defined meta:name="Info 3"/>
    <meta:user-defined meta:name="Info 4"/>
    <meta:user-defined meta:name="ZOTERO_BREF_5GIBuxz99cAW_1" meta:value-type="string">ZOTERO_ITEM {"citationID":"17kb22eskg","citationItems":[{"uri":["http://zotero.org/users/198390/items/X6P5PI3W"]}]}</meta:user-defined>
    <meta:user-defined meta:name="ZOTERO_BREF_BMbX0bro3sWE_1" meta:value-type="string">ZOTERO_ITEM {"citationID":"1kqmvbaec0","citationItems":[{"label":"page","uri":["http://zotero.org/users/198390/items/B4VGQTX3"]}]}</meta:user-defined>
    <meta:user-defined meta:name="ZOTERO_BREF_DGUilBZ8acjv_1" meta:value-type="string">ZOTERO_ITEM {"citationID":"16c9donem","citationItems":[{"uri":["http://zotero.org/users/198390/items/DRQU7M2B"]}]}</meta:user-defined>
    <meta:user-defined meta:name="ZOTERO_BREF_IreYDTYudt27_1" meta:value-type="string">ZOTERO_ITEM {"citationID":"245oqrimin","citationItems":[{"uri":["http://zotero.org/users/198390/items/VKZ5ZNRN"]}]}</meta:user-defined>
    <meta:user-defined meta:name="ZOTERO_BREF_OCxGNTV5UEo8_1" meta:value-type="string">ZOTERO_ITEM {"citationID":"1pjvfj9f1i","citationItems":[{"uri":["http://zotero.org/users/198390/items/WWR7TRKG"]}]}</meta:user-defined>
    <meta:user-defined meta:name="ZOTERO_BREF_RXWcNRWqcWRw_1" meta:value-type="string">ZOTERO_BIBL {"custom":[]}</meta:user-defined>
    <meta:user-defined meta:name="ZOTERO_BREF_RiS45aVmo6PE_1" meta:value-type="string">ZOTERO_ITEM {"citationID":"28djcsj4jh","citationItems":[{"uri":["http://zotero.org/users/198390/items/EU7QSTEZ"]}]}</meta:user-defined>
    <meta:user-defined meta:name="ZOTERO_BREF_ar1sSvD8XVEk_1" meta:value-type="string">ZOTERO_ITEM {"citationID":"a33b0mdug","citationItems":[{"uri":["http://zotero.org/users/198390/items/XXWBIZ4K"]}]}</meta:user-defined>
    <meta:user-defined meta:name="ZOTERO_BREF_c74KixpJE7ng_1" meta:value-type="string">ZOTERO_ITEM {"citationID":"n9qn7c6bk","citationItems":[{"label":"page","uri":["http://zotero.org/users/198390/items/VKZ5ZNRN"]},{"label":"page","uri":["http://zotero.org/users/198390/items/WWR7TRKG"]}]}</meta:user-defined>
    <meta:user-defined meta:name="ZOTERO_BREF_cOrjQEsdIuB9_1" meta:value-type="string">ZOTERO_ITEM {"citationID":"1p9pb0e4ij","citationItems":[{"uri":["http://zotero.org/users/198390/items/XXWBIZ4K"]}]}</meta:user-defined>
    <meta:user-defined meta:name="ZOTERO_BREF_cfhlhKwDVOlu_1" meta:value-type="string">ZOTERO_ITEM {"citationID":"1fp0qukju7","citationItems":[{"uri":["http://zotero.org/users/198390/items/NDFCFPHP"]}]}</meta:user-defined>
    <meta:user-defined meta:name="ZOTERO_BREF_cvKcTfOZzhXS_1" meta:value-type="string">ZOTERO_ITEM {"citationID":"hpjb536cb","citationItems":[{"label":"page","uri":["http://zotero.org/users/198390/items/X6P5PI3W"]},{"label":"page","uri":["http://zotero.org/users/198390/items/CSEBPJTC"]}]}</meta:user-defined>
    <meta:user-defined meta:name="ZOTERO_BREF_fIKf6H6t8dAq_1" meta:value-type="string">ZOTERO_ITEM {"citationID":"mrnsgckj5","citationItems":[{"uri":["http://zotero.org/users/198390/items/SSSQ4HQ2"]}]}</meta:user-defined>
    <meta:user-defined meta:name="ZOTERO_BREF_hjZui8wZFLXo_1" meta:value-type="string">ZOTERO_ITEM {"citationID":"1g6am8v4km","citationItems":[{"uri":["http://zotero.org/users/198390/items/W598VVGU"]}]}</meta:user-defined>
    <meta:user-defined meta:name="ZOTERO_BREF_lZ8lKN0TCyzB_1" meta:value-type="string">ZOTERO_ITEM {"citationID":"guubdck37","citationItems":[{"uri":["http://zotero.org/users/198390/items/269V9HH2"]}]}</meta:user-defined>
    <meta:user-defined meta:name="ZOTERO_BREF_rw1rtAOL4DTg_1" meta:value-type="string">ZOTERO_ITEM {"citationID":"2f71gufd59","citationItems":[{"uri":["http://zotero.org/users/198390/items/JX8UEU24"]}]}</meta:user-defined>
    <meta:user-defined meta:name="ZOTERO_BREF_wPBBLtrrD1Cd_1" meta:value-type="string">ZOTERO_BIBL {"custom":[]}</meta:user-defined>
    <meta:user-defined meta:name="ZOTERO_BREF_wRiFVjGNEYCv_1" meta:value-type="string"/>
    <meta:user-defined meta:name="ZOTERO_BREF_yZJ2LjFzFORL_1" meta:value-type="string">ZOTERO_ITEM {"citationID":"us7anvuul","citationItems":[{"uri":["http://zotero.org/users/198390/items/FHSPGRHP"]}]}</meta:user-defined>
    <meta:user-defined meta:name="ZOTERO_BREF_z4xRPNuXCitc_1" meta:value-type="string">ZOTERO_BIBL {"custom":[]}</meta:user-defined>
    <meta:user-defined meta:name="ZOTERO_BREF_zjEbndQK9AR3_1" meta:value-type="string">ZOTERO_ITEM {"citationID":"21e2fdknnm","citationItems":[{"uri":["http://zotero.org/users/198390/items/W598VVGU"]}]}</meta:user-defined>
    <meta:user-defined meta:name="ZOTERO_PREF_1" meta:value-type="string">&lt;data data-version="3" zotero-version="2.1.10"&gt;&lt;session id="UIVx7PhT"/&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